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<text:soft-page-break/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<text:soft-page-break/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<text:soft-page-break/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<text:soft-page-break/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<text:soft-page-break/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<text:soft-page-break/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warc-tools.tar.gz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warc-tools_hanzo.tar.gz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warc-tools_kpk09.tar.gz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JHOVE2-Users-Guide_20110222.pdf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NDIIPP-2010-JHOVE2.pdf.</text:p>
      <text:h text:style-name="Heading_20_2" text:outline-level="2">AH. JHOVE2 – archiv obsahující nástroj</text:h>
      <text:p text:style-name="textove_20_prilohy_20_komentar">Soubor je dostupný jako elektronická příloha bakalářské práce pod názvem jhove2-2.0.0.tar.gz.</text:p>
      <text:h text:style-name="Heading_20_2" text:outline-level="2"><text:soft-page-break/>AI. Jpype – archiv obsahující nástroj</text:h>
      <text:p text:style-name="textove_20_prilohy_20_komentar">Soubor je dostupný jako elektronická příloha bakalářské práce pod názvem JPype-0.5.4.2.zip.</text:p>
      <text:p text:style-name="textove_20_prilohy_20_komenta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8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4:48:25</dc:date>
    <dc:creator>Martin Prokop</dc:creator>
    <meta:editing-duration>P4DT8H36M27S</meta:editing-duration>
    <meta:editing-cycles>2301</meta:editing-cycles>
    <meta:document-statistic meta:table-count="0" meta:image-count="0" meta:object-count="0" meta:page-count="8" meta:paragraph-count="188" meta:word-count="1072" meta:character-count="10552" meta:non-whitespace-character-count="9547"/>
  </office:meta>
</office:document-meta>
</file>